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s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Academia C1 – Xunta de Galicia&lt;/title&gt;</text:p>
      <text:p text:style-name="Standard">&lt;!-- Supabase JS --&gt;</text:p>
      <text:p text:style-name="Standard">&lt;script src="https://cdn.jsdelivr.net/npm/@supabase/supabase-js@2"&gt;&lt;/script&gt;</text:p>
      <text:p text:style-name="Standard">&lt;style&gt;</text:p>
      <text:p text:style-name="Standard">:root {</text:p>
      <text:p text:style-name="Standard"><text:s text:c="2"/>--bg:#f0f4f8;--sidebar-bg:#1a2e4a;--sidebar-hover:#253d5e;--sidebar-active:#1d6fca;</text:p>
      <text:p text:style-name="Standard"><text:s text:c="2"/>--accent:#1d6fca;--accent2:#2fa8d5;--white:#fff;--border:#e1e8ef;--text:#1a2e4a;</text:p>
      <text:p text:style-name="Standard"><text:s text:c="2"/>--muted:#6b7a8d;--ok:#22a06b;--ko:#d93025;--warn:#e6a817;--sidebar-w:260px;</text:p>
      <text:p text:style-name="Standard">}</text:p>
      <text:p text:style-name="Standard">*{box-sizing:border-box;margin:0;padding:0;}</text:p>
      <text:p text:style-name="Standard">body{font-family:'Segoe UI',system-ui,sans-serif;background:var(--bg);color:var(--text);display:flex;height:100vh;overflow:hidden;}</text:p>
      <text:p text:style-name="Standard">#sidebar{width:var(--sidebar-w);background:var(--sidebar-bg);display:flex;flex-direction:column;overflow:hidden;flex-shrink:0;transition:width .3s;}</text:p>
      <text:p text:style-name="Standard">#sidebar.collapsed{width:52px;}</text:p>
      <text:p text:style-name="Standard">.sidebar-header{padding:16px 14px;border-bottom:1px solid rgba(255,255,255,.08);display:flex;align-items:center;gap:10px;}</text:p>
      <text:p text:style-name="Standard">.sidebar-header .logo{font-size:1.4rem;flex-shrink:0;}</text:p>
      <text:p text:style-name="Standard">.sidebar-header h2{color:#fff;font-size:.88rem;font-weight:700;white-space:nowrap;}</text:p>
      <text:p text:style-name="Standard">.sidebar-header p{color:rgba(255,255,255,.5);font-size:.7rem;white-space:nowrap;}</text:p>
      <text:p text:style-name="Standard">.sidebar-toggle{margin-left:auto;background:none;border:none;color:rgba(255,255,255,.5);cursor:pointer;font-size:1rem;flex-shrink:0;}</text:p>
      <text:p text:style-name="Standard">.sidebar-toggle:hover{color:#fff;}</text:p>
      <text:p text:style-name="Standard">.add-materia-btn{margin:12px 10px;padding:8px 12px;background:var(--sidebar-active);color:#fff;border:none;border-radius:8px;font-size:.82rem;font-weight:700;cursor:pointer;display:flex;align-items:center;gap:6px;white-space:nowrap;overflow:hidden;}</text:p>
      <text:p text:style-name="Standard">.add-materia-btn:hover{background:#1559a8;}</text:p>
      <text:p text:style-name="Standard">.sidebar-nav{flex:1;overflow-y:auto;padding-bottom:12px;}</text:p>
      <text:p text:style-name="Standard">.sidebar-nav::-webkit-scrollbar{width:4px;}</text:p>
      <text:p text:style-name="Standard">.sidebar-nav::-webkit-scrollbar-thumb{background:rgba(255,255,255,.15);border-radius:4px;}</text:p>
      <text:p text:style-name="Standard">.materia-header{display:flex;align-items:center;gap:8px;padding:9px 12px;cursor:pointer;color:rgba(255,255,255,.85);font-size:.84rem;font-weight:600;border-radius:8px;margin:2px 6px;transition:background .15s;white-space:nowrap;overflow:hidden;}</text:p>
      <text:p text:style-name="Standard">.materia-header:hover{background:var(--sidebar-hover);}</text:p>
      <text:p text:style-name="Standard">.materia-header .icon{font-size:1rem;flex-shrink:0;}</text:p>
      <text:p text:style-name="Standard">.materia-header .name{flex:1;overflow:hidden;text-overflow:ellipsis;}</text:p>
      <text:p text:style-name="Standard">.materia-header .chevron{font-size:.65rem;flex-shrink:0;transition:transform .2s;}</text:p>
      <text:p text:style-name="Standard">.materia-header .score-badge{font-size:.65rem;background:rgba(255,255,255,.12);padding:1px 6px;border-radius:99px;flex-shrink:0;}</text:p>
      <text:p text:style-name="Standard">.materia-header.open .chevron{transform:rotate(90deg);}</text:p>
      <text:p text:style-name="Standard">.materia-sub{display:none;}</text:p>
      <text:p text:style-name="Standard">.materia-sub.open{display:block;}</text:p>
      <text:p text:style-name="Standard">.sub-item{display:flex;align-items:center;gap:8px;padding:7px 12px 7px 30px;color:rgba(255,255,255,.6);font-size:.8rem;cursor:pointer;border-radius:8px;margin:1px 6px;transition:background .15s,color .15s;white-space:nowrap;}</text:p>
      <text:p text:style-name="Standard"><text:soft-page-break/>.sub-item:hover{background:var(--sidebar-hover);color:#fff;}</text:p>
      <text:p text:style-name="Standard">.sub-item.active{background:var(--sidebar-active);color:#fff;}</text:p>
      <text:p text:style-name="Standard">.materia-delete{background:none;border:none;color:rgba(255,255,255,.3);cursor:pointer;font-size:.75rem;flex-shrink:0;padding:0 2px;}</text:p>
      <text:p text:style-name="Standard">.materia-delete:hover{color:var(--ko);}</text:p>
      <text:p text:style-name="Standard">#main{flex:1;display:flex;flex-direction:column;overflow:hidden;}</text:p>
      <text:p text:style-name="Standard">.topbar{background:var(--white);border-bottom:1px solid var(--border);padding:14px 24px;display:flex;align-items:center;gap:12px;}</text:p>
      <text:p text:style-name="Standard">.topbar h1{font-size:1.05rem;font-weight:700;}</text:p>
      <text:p text:style-name="Standard">.topbar p{font-size:.8rem;color:var(--muted);}</text:p>
      <text:p text:style-name="Standard">.content{flex:1;overflow-y:auto;padding:24px;}</text:p>
      <text:p text:style-name="Standard">.content::-webkit-scrollbar{width:6px;}</text:p>
      <text:p text:style-name="Standard">.content::-webkit-scrollbar-thumb{background:var(--border);border-radius:4px;}</text:p>
      <text:p text:style-name="Standard">.home-grid{display:grid;grid-template-columns:repeat(auto-fill,minmax(220px,1fr));gap:16px;}</text:p>
      <text:p text:style-name="Standard">.home-card{background:var(--white);border-radius:14px;border:1px solid var(--border);padding:20px;cursor:pointer;transition:box-shadow .2s,transform .15s;}</text:p>
      <text:p text:style-name="Standard">.home-card:hover{box-shadow:0 4px 16px rgba(0,0,0,.1);transform:translateY(-2px);}</text:p>
      <text:p text:style-name="Standard">.home-card .hc-icon{font-size:2rem;margin-bottom:10px;}</text:p>
      <text:p text:style-name="Standard">.home-card h3{font-size:.95rem;font-weight:700;margin-bottom:4px;}</text:p>
      <text:p text:style-name="Standard">.home-card p{font-size:.78rem;color:var(--muted);}</text:p>
      <text:p text:style-name="Standard">.home-card .pm{margin-top:12px;background:#e8edf2;border-radius:99px;height:5px;overflow:hidden;}</text:p>
      <text:p text:style-name="Standard">.home-card .pm-bar{height:100%;background:linear-gradient(90deg,var(--accent),var(--accent2));border-radius:99px;}</text:p>
      <text:p text:style-name="Standard">.upload-section{max-width:700px;}</text:p>
      <text:p text:style-name="Standard">.upload-tabs{display:flex;gap:8px;margin-bottom:20px;}</text:p>
      <text:p text:style-name="Standard">.upload-tab{padding:8px 18px;border-radius:8px;border:2px solid var(--border);background:var(--white);font-size:.85rem;font-weight:600;cursor:pointer;color:var(--muted);transition:all .15s;}</text:p>
      <text:p text:style-name="Standard">.upload-tab.active{border-color:var(--accent);color:var(--accent);background:#eef4fc;}</text:p>
      <text:p text:style-name="Standard">.drop-zone{border:2px dashed var(--border);border-radius:14px;padding:40px;text-align:center;background:var(--white);cursor:pointer;transition:border-color .2s,background .2s;}</text:p>
      <text:p text:style-name="Standard">.drop-zone:hover,.drop-zone.drag{border-color:var(--accent);background:#eef4fc;}</text:p>
      <text:p text:style-name="Standard">.drop-zone .dz-icon{font-size:2.5rem;margin-bottom:10px;}</text:p>
      <text:p text:style-name="Standard">.drop-zone h3{font-size:.95rem;font-weight:700;margin-bottom:6px;}</text:p>
      <text:p text:style-name="Standard">.drop-zone p{font-size:.8rem;color:var(--muted);}</text:p>
      <text:p text:style-name="Standard">.file-input{display:none;}</text:p>
      <text:p text:style-name="Standard">.file-list{margin-top:16px;display:flex;flex-direction:column;gap:8px;}</text:p>
      <text:p text:style-name="Standard">.file-row{background:var(--white);border:1px solid var(--border);border-radius:10px;padding:12px 14px;display:flex;align-items:center;gap:10px;}</text:p>
      <text:p text:style-name="Standard">.file-row .file-icon{font-size:1.3rem;}</text:p>
      <text:p text:style-name="Standard">.file-row .file-info{flex:1;}</text:p>
      <text:p text:style-name="Standard">.file-row .file-name{font-size:.85rem;font-weight:600;}</text:p>
      <text:p text:style-name="Standard">.file-row .file-size{font-size:.75rem;color:var(--muted);}</text:p>
      <text:p text:style-name="Standard">.file-row .file-type{font-size:.72rem;padding:3px 8px;border-radius:99px;font-weight:700;}</text:p>
      <text:p text:style-name="Standard">.file-row .file-type.teoria{background:#eef4fc;color:var(--accent);}</text:p>
      <text:p text:style-name="Standard">.file-row .file-type.test{background:#e8f9f0;color:var(--ok);}</text:p>
      <text:p text:style-name="Standard">.file-row .del-file{background:none;border:none;cursor:pointer;color:var(--muted);font-size:1rem;}</text:p>
      <text:p text:style-name="Standard">.file-row .del-file:hover{color:var(--ko);}</text:p>
      <text:p text:style-name="Standard">.theory-view{max-width:900px;}</text:p>
      <text:p text:style-name="Standard">.btn{padding:9px 18px;border-radius:8px;border:none;font-size:.85rem;font-weight:700;cursor:pointer;transition:opacity .2s;display:inline-flex;align-items:center;gap:6px;}</text:p>
      <text:p text:style-name="Standard">.btn:hover{opacity:.85;}</text:p>
      <text:p text:style-name="Standard"><text:soft-page-break/>.btn-primary{background:linear-gradient(90deg,var(--accent),var(--accent2));color:#fff;}</text:p>
      <text:p text:style-name="Standard">.btn-secondary{background:var(--white);border:1.5px solid var(--border);color:var(--text);}</text:p>
      <text:p text:style-name="Standard">.btn-danger{background:#fdecea;color:var(--ko);}</text:p>
      <text:p text:style-name="Standard">.summary-box{background:var(--white);border:1px solid var(--border);border-radius:14px;padding:24px;margin-top:20px;line-height:1.7;font-size:.9rem;white-space:pre-wrap;}</text:p>
      <text:p text:style-name="Standard">.summary-box h3{margin-bottom:12px;font-size:1rem;color:var(--accent);}</text:p>
      <text:p text:style-name="Standard">.pdf-list{display:flex;flex-direction:column;gap:10px;}</text:p>
      <text:p text:style-name="Standard">.pdf-item{background:var(--white);border:1px solid var(--border);border-radius:12px;padding:14px 16px;display:flex;align-items:center;gap:12px;}</text:p>
      <text:p text:style-name="Standard">.pdf-item .pdf-icon{font-size:1.8rem;}</text:p>
      <text:p text:style-name="Standard">.pdf-item .pdf-info{flex:1;}</text:p>
      <text:p text:style-name="Standard">.pdf-item .pdf-name{font-size:.9rem;font-weight:600;}</text:p>
      <text:p text:style-name="Standard">.pdf-item .pdf-meta{font-size:.75rem;color:var(--muted);margin-top:2px;}</text:p>
      <text:p text:style-name="Standard">.test-view{max-width:700px;}</text:p>
      <text:p text:style-name="Standard">.test-options-grid{display:grid;grid-template-columns:1fr 1fr;gap:14px;margin-bottom:28px;}</text:p>
      <text:p text:style-name="Standard">.test-option-card{background:var(--white);border:2px solid var(--border);border-radius:14px;padding:20px;cursor:pointer;transition:all .15s;text-align:center;}</text:p>
      <text:p text:style-name="Standard">.test-option-card:hover{border-color:var(--accent);background:#eef4fc;}</text:p>
      <text:p text:style-name="Standard">.test-option-card .toc-icon{font-size:2rem;margin-bottom:8px;}</text:p>
      <text:p text:style-name="Standard">.test-option-card h3{font-size:.9rem;font-weight:700;margin-bottom:4px;}</text:p>
      <text:p text:style-name="Standard">.test-option-card p{font-size:.75rem;color:var(--muted);}</text:p>
      <text:p text:style-name="Standard">.quiz-wrap{max-width:680px;}</text:p>
      <text:p text:style-name="Standard">.progress-bar-wrap{background:#e8edf2;border-radius:99px;height:8px;margin-bottom:6px;overflow:hidden;}</text:p>
      <text:p text:style-name="Standard">.progress-bar{height:100%;background:linear-gradient(90deg,var(--accent),var(--accent2));border-radius:99px;transition:width .4s;}</text:p>
      <text:p text:style-name="Standard">.progress-label{font-size:.78rem;color:var(--muted);margin-bottom:20px;display:flex;justify-content:space-between;}</text:p>
      <text:p text:style-name="Standard">.score-live{font-weight:700;color:var(--accent);}</text:p>
      <text:p text:style-name="Standard">.q-num{font-size:.75rem;font-weight:700;text-transform:uppercase;letter-spacing:.08em;color:var(--accent);margin-bottom:6px;}</text:p>
      <text:p text:style-name="Standard">.q-text{font-size:1rem;font-weight:600;line-height:1.55;margin-bottom:18px;}</text:p>
      <text:p text:style-name="Standard">.options{display:flex;flex-direction:column;gap:9px;}</text:p>
      <text:p text:style-name="Standard">.opt-btn{display:flex;align-items:flex-start;gap:10px;background:#f7f9fb;border:2px solid var(--border);border-radius:10px;padding:12px 14px;cursor:pointer;text-align:left;font-size:.9rem;color:var(--text);transition:border-color .15s,background .15s,transform .1s;line-height:1.45;}</text:p>
      <text:p text:style-name="Standard">.opt-btn:hover:not(:disabled){border-color:var(--accent);background:#eef4fc;transform:translateX(3px);}</text:p>
      <text:p text:style-name="Standard">.opt-btn .letter{font-weight:700;color:var(--accent);min-width:20px;font-size:.85rem;margin-top:1px;flex-shrink:0;}</text:p>
      <text:p text:style-name="Standard">.opt-btn.correct{border-color:var(--ok);background:#e8f9f0;color:#145c3c;}</text:p>
      <text:p text:style-name="Standard">.opt-btn.correct .letter{color:var(--ok);}</text:p>
      <text:p text:style-name="Standard">.opt-btn.incorrect{border-color:var(--ko);background:#fdecea;color:#7c1a14;}</text:p>
      <text:p text:style-name="Standard">.opt-btn.incorrect .letter{color:var(--ko);}</text:p>
      <text:p text:style-name="Standard">.opt-btn.reveal{border-color:var(--ok);background:#e8f9f0;color:#145c3c;opacity:.8;}</text:p>
      <text:p text:style-name="Standard">.opt-btn:disabled{cursor:default;transform:none;}</text:p>
      <text:p text:style-name="Standard">.feedback-box{margin-top:14px;padding:12px 14px;border-radius:10px;font-size:.85rem;line-height:1.5;display:none;}</text:p>
      <text:p text:style-name="Standard">.feedback-box.show{display:block;}</text:p>
      <text:p text:style-name="Standard">.feedback-box.ok{background:#e8f9f0;color:#145c3c;border-left:3px solid var(--ok);}</text:p>
      <text:p text:style-name="Standard">.feedback-box.ko{background:#fdecea;color:#7c1a14;border-left:3px solid var(--ko);}</text:p>
      <text:p text:style-name="Standard"><text:soft-page-break/>.next-btn{width:100%;margin-top:16px;padding:13px;background:linear-gradient(90deg,var(--accent),var(--accent2));color:#fff;border:none;border-radius:10px;font-size:.95rem;font-weight:700;cursor:pointer;display:none;}</text:p>
      <text:p text:style-name="Standard">.next-btn:hover{opacity:.9;}</text:p>
      <text:p text:style-name="Standard">.results-wrap{max-width:600px;margin:0 auto;text-align:center;}</text:p>
      <text:p text:style-name="Standard">.big-score{font-size:5rem;font-weight:800;line-height:1;margin-bottom:4px;}</text:p>
      <text:p text:style-name="Standard">.score-label{font-size:1rem;color:var(--muted);margin-bottom:16px;}</text:p>
      <text:p text:style-name="Standard">.grade-badge{display:inline-block;padding:7px 20px;border-radius:99px;font-weight:700;font-size:.95rem;margin-bottom:24px;}</text:p>
      <text:p text:style-name="Standard">.grade-badge.high{background:#e8f9f0;color:#145c3c;}</text:p>
      <text:p text:style-name="Standard">.grade-badge.mid{background:#fff8e1;color:#7c5c00;}</text:p>
      <text:p text:style-name="Standard">.grade-badge.low{background:#fdecea;color:#7c1a14;}</text:p>
      <text:p text:style-name="Standard">.stats-grid{display:grid;grid-template-columns:repeat(3,1fr);gap:12px;margin-bottom:24px;}</text:p>
      <text:p text:style-name="Standard">.stat-box{background:var(--white);border:1px solid var(--border);border-radius:12px;padding:14px;}</text:p>
      <text:p text:style-name="Standard">.stat-box .n{font-size:2rem;font-weight:800;}</text:p>
      <text:p text:style-name="Standard">.stat-box .l{font-size:.75rem;color:var(--muted);margin-top:2px;}</text:p>
      <text:p text:style-name="Standard">.stat-box.ok .n{color:var(--ok);}</text:p>
      <text:p text:style-name="Standard">.stat-box.ko .n{color:var(--ko);}</text:p>
      <text:p text:style-name="Standard">.stat-box.tot .n{color:var(--accent);}</text:p>
      <text:p text:style-name="Standard">.results-actions{display:flex;gap:10px;justify-content:center;flex-wrap:wrap;margin-bottom:28px;}</text:p>
      <text:p text:style-name="Standard">.wrong-review{text-align:left;}</text:p>
      <text:p text:style-name="Standard">.wrong-review h3{font-size:.95rem;font-weight:700;margin-bottom:14px;color:var(--ko);}</text:p>
      <text:p text:style-name="Standard">.wrong-item{background:var(--white);border:1px solid var(--border);border-radius:12px;padding:16px;margin-bottom:10px;}</text:p>
      <text:p text:style-name="Standard">.wrong-item .wq{font-size:.88rem;font-weight:600;margin-bottom:8px;}</text:p>
      <text:p text:style-name="Standard">.wrong-item .w-ans{font-size:.82rem;margin-bottom:3px;}</text:p>
      <text:p text:style-name="Standard">.wrong-item .w-ans.ko{color:var(--ko);}</text:p>
      <text:p text:style-name="Standard">.wrong-item .w-ans.ok{color:var(--ok);}</text:p>
      <text:p text:style-name="Standard">.wrong-item .w-exp{font-size:.8rem;color:var(--muted);margin-top:8px;padding-top:8px;border-top:1px solid var(--border);line-height:1.5;}</text:p>
      <text:p text:style-name="Standard">.ai-loading{text-align:center;padding:60px 20px;}</text:p>
      <text:p text:style-name="Standard">.ai-loading .spinner{width:48px;height:48px;border:4px solid var(--border);border-top-color:var(--accent);border-radius:50%;animation:spin .8s linear infinite;margin:0 auto 16px;}</text:p>
      <text:p text:style-name="Standard">@keyframes spin{to{transform:rotate(360deg);}}</text:p>
      <text:p text:style-name="Standard">.ai-loading p{color:var(--muted);font-size:.9rem;}</text:p>
      <text:p text:style-name="Standard">.ai-loading h3{font-size:1rem;font-weight:700;margin-bottom:6px;}</text:p>
      <text:p text:style-name="Standard">.empty-state{text-align:center;padding:60px 20px;}</text:p>
      <text:p text:style-name="Standard">.empty-state .es-icon{font-size:3rem;margin-bottom:12px;}</text:p>
      <text:p text:style-name="Standard">.empty-state h3{font-size:1rem;font-weight:700;margin-bottom:6px;}</text:p>
      <text:p text:style-name="Standard">.empty-state p{font-size:.85rem;color:var(--muted);max-width:320px;margin:0 auto 18px;}</text:p>
      <text:p text:style-name="Standard">.modal-overlay{position:fixed;inset:0;background:rgba(0,0,0,.4);display:flex;align-items:center;justify-content:center;z-index:100;}</text:p>
      <text:p text:style-name="Standard">.modal{background:var(--white);border-radius:16px;padding:28px;width:380px;max-width:95vw;box-shadow:0 8px 32px rgba(0,0,0,.18);}</text:p>
      <text:p text:style-name="Standard">.modal h2{font-size:1rem;font-weight:700;margin-bottom:16px;}</text:p>
      <text:p text:style-name="Standard">.modal input{width:100%;padding:10px 12px;border:1.5px solid var(--border);border-radius:8px;font-size:.9rem;outline:none;transition:border-color .15s;}</text:p>
      <text:p text:style-name="Standard">.modal input:focus{border-color:var(--accent);}</text:p>
      <text:p text:style-name="Standard">.modal-footer{display:flex;gap:8px;margin-top:16px;justify-content:flex-end;}</text:p>
      <text:p text:style-name="Standard">.icon-grid{display:grid;grid-template-columns:repeat(6,1fr);gap:6px;margin:10px 0;}</text:p>
      <text:p text:style-name="Standard"><text:soft-page-break/>.icon-opt{font-size:1.3rem;padding:6px;border-radius:8px;cursor:pointer;text-align:center;border:2px solid transparent;}</text:p>
      <text:p text:style-name="Standard">.icon-opt:hover,.icon-opt.sel{border-color:var(--accent);background:#eef4fc;}</text:p>
      <text:p text:style-name="Standard">.history-list{max-width:600px;}</text:p>
      <text:p text:style-name="Standard">.history-item{background:var(--white);border:1px solid var(--border);border-radius:12px;padding:14px 16px;margin-bottom:10px;display:flex;align-items:center;gap:14px;}</text:p>
      <text:p text:style-name="Standard">.history-item .hi-score{font-size:1.4rem;font-weight:800;min-width:44px;text-align:center;}</text:p>
      <text:p text:style-name="Standard">.history-item .hi-info{flex:1;}</text:p>
      <text:p text:style-name="Standard">.history-item .hi-info h4{font-size:.88rem;font-weight:700;}</text:p>
      <text:p text:style-name="Standard">.history-item .hi-info p{font-size:.75rem;color:var(--muted);}</text:p>
      <text:p text:style-name="Standard">.config-box{background:var(--white);border:1px solid var(--border);border-radius:14px;padding:24px;max-width:500px;margin-bottom:20px;}</text:p>
      <text:p text:style-name="Standard">.config-box h3{font-size:.95rem;font-weight:700;margin-bottom:4px;}</text:p>
      <text:p text:style-name="Standard">.config-box p{font-size:.8rem;color:var(--muted);margin-bottom:14px;}</text:p>
      <text:p text:style-name="Standard">.config-box input{width:100%;padding:10px 12px;border:1.5px solid var(--border);border-radius:8px;font-size:.85rem;outline:none;margin-bottom:10px;font-family:monospace;}</text:p>
      <text:p text:style-name="Standard">.config-box input:focus{border-color:var(--accent);}</text:p>
      <text:p text:style-name="Standard">.tag{display:inline-block;font-size:.7rem;padding:2px 8px;border-radius:99px;font-weight:700;margin-bottom:8px;}</text:p>
      <text:p text:style-name="Standard">.tag.required{background:#fdecea;color:var(--ko);}</text:p>
      <text:p text:style-name="Standard">.tag.optional{background:#e8f9f0;color:var(--ok);}</text:p>
      <text:p text:style-name="Standard">&lt;/style&gt;</text:p>
      <text:p text:style-name="Standard">&lt;/head&gt;</text:p>
      <text:p text:style-name="Standard">&lt;body&gt;</text:p>
      <text:p text:style-name="Standard"/>
      <text:p text:style-name="Standard">&lt;nav id="sidebar"&gt;</text:p>
      <text:p text:style-name="Standard"><text:s text:c="2"/>&lt;div class="sidebar-header"&gt;</text:p>
      <text:p text:style-name="Standard"><text:s text:c="4"/>&lt;span class="logo"&gt;🏛️&lt;/span&gt;</text:p>
      <text:p text:style-name="Standard"><text:s text:c="4"/>&lt;div style="overflow:hidden"&gt;</text:p>
      <text:p text:style-name="Standard"><text:s text:c="6"/>&lt;h2&gt;Academia C1&lt;/h2&gt;</text:p>
      <text:p text:style-name="Standard"><text:s text:c="6"/>&lt;p&gt;Xunta de Galicia&lt;/p&gt;</text:p>
      <text:p text:style-name="Standard"><text:s text:c="4"/>&lt;/div&gt;</text:p>
      <text:p text:style-name="Standard"><text:s text:c="4"/>&lt;button class="sidebar-toggle" onclick="toggleSidebar()"&gt;◀&lt;/button&gt;</text:p>
      <text:p text:style-name="Standard"><text:s text:c="2"/>&lt;/div&gt;</text:p>
      <text:p text:style-name="Standard"><text:s text:c="2"/>&lt;button class="add-materia-btn" onclick="openModal()"&gt;&lt;span&gt;＋&lt;/span&gt;&lt;span&gt;Nueva materia&lt;/span&gt;&lt;/button&gt;</text:p>
      <text:p text:style-name="Standard"><text:s text:c="2"/>&lt;div class="sidebar-nav" id="sidebarNav"&gt;&lt;/div&gt;</text:p>
      <text:p text:style-name="Standard">&lt;/nav&gt;</text:p>
      <text:p text:style-name="Standard"/>
      <text:p text:style-name="Standard">&lt;div id="main"&gt;</text:p>
      <text:p text:style-name="Standard"><text:s text:c="2"/>&lt;div class="topbar"&gt;</text:p>
      <text:p text:style-name="Standard"><text:s text:c="4"/>&lt;div&gt;</text:p>
      <text:p text:style-name="Standard"><text:s text:c="6"/>&lt;h1 id="topTitle"&gt;Inicio&lt;/h1&gt;</text:p>
      <text:p text:style-name="Standard"><text:s text:c="6"/>&lt;p id="topSub"&gt;Selecciona una materia para comenzar&lt;/p&gt;</text:p>
      <text:p text:style-name="Standard"><text:s text:c="4"/>&lt;/div&gt;</text:p>
      <text:p text:style-name="Standard"><text:s text:c="2"/>&lt;/div&gt;</text:p>
      <text:p text:style-name="Standard"><text:s text:c="2"/>&lt;div class="content" id="content"&gt;</text:p>
      <text:p text:style-name="Standard"><text:s text:c="4"/>&lt;div class="ai-loading"&gt;&lt;div class="spinner"&gt;&lt;/div&gt;&lt;h3&gt;Iniciando...&lt;/h3&gt;&lt;p&gt;Conectando con la base de datos&lt;/p&gt;&lt;/div&gt;</text:p>
      <text:p text:style-name="Standard"><text:s text:c="2"/>&lt;/div&gt;</text:p>
      <text:p text:style-name="Standard">&lt;/div&gt;</text:p>
      <text:p text:style-name="Standard"/>
      <text:p text:style-name="Standard"><text:soft-page-break/>&lt;div class="modal-overlay" id="modal" style="display:none"&gt;</text:p>
      <text:p text:style-name="Standard"><text:s text:c="2"/>&lt;div class="modal"&gt;</text:p>
      <text:p text:style-name="Standard"><text:s text:c="4"/>&lt;h2&gt;➕ Nueva materia&lt;/h2&gt;</text:p>
      <text:p text:style-name="Standard"><text:s text:c="4"/>&lt;label style="font-size:.82rem;color:var(--muted);display:block;margin-bottom:6px"&gt;Nombre&lt;/label&gt;</text:p>
      <text:p text:style-name="Standard"><text:s text:c="4"/>&lt;input type="text" id="modalInput" placeholder="Ej: Estatuto de Autonomía de Galicia" onkeydown="if(event.key==='Enter')saveMateria()"&gt;</text:p>
      <text:p text:style-name="Standard"><text:s text:c="4"/>&lt;label style="font-size:.82rem;color:var(--muted);display:block;margin:12px 0 4px"&gt;Icono&lt;/label&gt;</text:p>
      <text:p text:style-name="Standard"><text:s text:c="4"/>&lt;div class="icon-grid" id="iconGrid"&gt;&lt;/div&gt;</text:p>
      <text:p text:style-name="Standard"><text:s text:c="4"/>&lt;div class="modal-footer"&gt;</text:p>
      <text:p text:style-name="Standard"><text:s text:c="6"/>&lt;button class="btn btn-secondary" onclick="closeModal()"&gt;Cancelar&lt;/button&gt;</text:p>
      <text:p text:style-name="Standard"><text:s text:c="6"/>&lt;button class="btn btn-primary" onclick="saveMateria()"&gt;Crear&lt;/button&gt;</text:p>
      <text:p text:style-name="Standard"><text:s text:c="4"/>&lt;/div&gt;</text:p>
      <text:p text:style-name="Standard"><text:s text:c="2"/>&lt;/div&gt;</text:p>
      <text:p text:style-name="Standard">&lt;/div&gt;</text:p>
      <text:p text:style-name="Standard"/>
      <text:p text:style-name="Standard">&lt;script&gt;</text:p>
      <text:p text:style-name="Standard">// ─── CONFIG ──────────────────────────────────────────────────────</text:p>
      <text:p text:style-name="Standard">// Estas variables se inyectan automáticamente desde Vercel env vars</text:p>
      <text:p text:style-name="Standard">// En local, edítalas directamente aquí para probar</text:p>
      <text:p text:style-name="Standard">const SUPABASE_URL = typeof __SUPABASE_URL__ !== 'undefined' ? __SUPABASE_URL__ : '';</text:p>
      <text:p text:style-name="Standard">const SUPABASE_KEY = typeof __SUPABASE_KEY__ !== 'undefined' ? __SUPABASE_KEY__ : '';</text:p>
      <text:p text:style-name="Standard">const ANTHROPIC_KEY = typeof __ANTHROPIC_KEY__ !== 'undefined' ? __ANTHROPIC_KEY__ : '';</text:p>
      <text:p text:style-name="Standard"/>
      <text:p text:style-name="Standard">// ─── SUPABASE ────────────────────────────────────────────────────</text:p>
      <text:p text:style-name="Standard">let sb = null;</text:p>
      <text:p text:style-name="Standard">function initSupabase() {</text:p>
      <text:p text:style-name="Standard"><text:s text:c="2"/>if (!SUPABASE_URL || !SUPABASE_KEY) return false;</text:p>
      <text:p text:style-name="Standard"><text:s text:c="2"/>sb = supabase.createClient(SUPABASE_URL, SUPABASE_KEY);</text:p>
      <text:p text:style-name="Standard"><text:s text:c="2"/>return true;</text:p>
      <text:p text:style-name="Standard">}</text:p>
      <text:p text:style-name="Standard"/>
      <text:p text:style-name="Standard">// ─── STATE ───────────────────────────────────────────────────────</text:p>
      <text:p text:style-name="Standard">const ICONS = ['📜','⚖️','🏛️','📚','🗂️','📋','🔏','💼','🏢','📝','🌍','💡','📊','🔍','🏗️','📌'];</text:p>
      <text:p text:style-name="Standard">let selectedIcon = ICONS[0];</text:p>
      <text:p text:style-name="Standard">let state = { materias:[], currentMateria:null, currentView:'home', quizMode:null, sidebarOpen:true };</text:p>
      <text:p text:style-name="Standard"/>
      <text:p text:style-name="Standard">// ─── DB OPERATIONS ───────────────────────────────────────────────</text:p>
      <text:p text:style-name="Standard">async function dbLoadMaterias() {</text:p>
      <text:p text:style-name="Standard"><text:s text:c="2"/>if (!sb) return;</text:p>
      <text:p text:style-name="Standard"><text:s text:c="2"/>const {data:mats} = await sb.from('materias').select('*').order('created_at');</text:p>
      <text:p text:style-name="Standard"><text:s text:c="2"/>const {data:files} = await sb.from('archivos').select('id,materia_id,name,size,type');</text:p>
      <text:p text:style-name="Standard"><text:s text:c="2"/>const {data:hist} = await sb.from('historial').select('*').order('created_at');</text:p>
      <text:p text:style-name="Standard"><text:soft-page-break/><text:s text:c="2"/>state.materias = (mats||[]).map(m =&gt; ({</text:p>
      <text:p text:style-name="Standard"><text:s text:c="4"/>...m,</text:p>
      <text:p text:style-name="Standard"><text:s text:c="4"/>files: (files||[]).filter(f=&gt;f.materia_id===m.id).map(f=&gt;({...f,data:null})),</text:p>
      <text:p text:style-name="Standard"><text:s text:c="4"/>history: (hist||[]).filter(h=&gt;h.materia_id===m.id)</text:p>
      <text:p text:style-name="Standard"><text:s text:c="2"/>}));</text:p>
      <text:p text:style-name="Standard">}</text:p>
      <text:p text:style-name="Standard"/>
      <text:p text:style-name="Standard">async function dbSaveMateria(m) {</text:p>
      <text:p text:style-name="Standard"><text:s text:c="2"/>if (!sb) return;</text:p>
      <text:p text:style-name="Standard"><text:s text:c="2"/>await sb.from('materias').upsert({id:m.id,name:m.name,icon:m.icon});</text:p>
      <text:p text:style-name="Standard">}</text:p>
      <text:p text:style-name="Standard"/>
      <text:p text:style-name="Standard">async function dbDeleteMateria(id) {</text:p>
      <text:p text:style-name="Standard"><text:s text:c="2"/>if (!sb) return;</text:p>
      <text:p text:style-name="Standard"><text:s text:c="2"/>await sb.from('materias').delete().eq('id',id);</text:p>
      <text:p text:style-name="Standard">}</text:p>
      <text:p text:style-name="Standard"/>
      <text:p text:style-name="Standard">async function dbSaveFile(f, materiaId) {</text:p>
      <text:p text:style-name="Standard"><text:s text:c="2"/>if (!sb) return;</text:p>
      <text:p text:style-name="Standard"><text:s text:c="2"/>await sb.from('archivos').upsert({id:f.id,materia_id:materiaId,name:f.name,size:f.size,type:f.type,data:f.data});</text:p>
      <text:p text:style-name="Standard">}</text:p>
      <text:p text:style-name="Standard"/>
      <text:p text:style-name="Standard">async function dbDeleteFile(fid) {</text:p>
      <text:p text:style-name="Standard"><text:s text:c="2"/>if (!sb) return;</text:p>
      <text:p text:style-name="Standard"><text:s text:c="2"/>await sb.from('archivos').delete().eq('id',fid);</text:p>
      <text:p text:style-name="Standard">}</text:p>
      <text:p text:style-name="Standard"/>
      <text:p text:style-name="Standard">async function dbSaveHistory(materiaId, entry) {</text:p>
      <text:p text:style-name="Standard"><text:s text:c="2"/>if (!sb) return;</text:p>
      <text:p text:style-name="Standard"><text:s text:c="2"/>await sb.from('historial').insert({materia_id:materiaId,...entry});</text:p>
      <text:p text:style-name="Standard">}</text:p>
      <text:p text:style-name="Standard"/>
      <text:p text:style-name="Standard">async function dbGetFileData(fid) {</text:p>
      <text:p text:style-name="Standard"><text:s text:c="2"/>if (!sb) return null;</text:p>
      <text:p text:style-name="Standard"><text:s text:c="2"/>const {data} = await sb.from('archivos').select('data').eq('id',fid).single();</text:p>
      <text:p text:style-name="Standard"><text:s text:c="2"/>return data?.data || null;</text:p>
      <text:p text:style-name="Standard">}</text:p>
      <text:p text:style-name="Standard"/>
      <text:p text:style-name="Standard">// ─── SIDEBAR ─────────────────────────────────────────────────────</text:p>
      <text:p text:style-name="Standard">function toggleSidebar() {</text:p>
      <text:p text:style-name="Standard"><text:s text:c="2"/>state.sidebarOpen = !state.sidebarOpen;</text:p>
      <text:p text:style-name="Standard"><text:s text:c="2"/>document.getElementById('sidebar').classList.toggle('collapsed',!state.sidebarOpen);</text:p>
      <text:p text:style-name="Standard">}</text:p>
      <text:p text:style-name="Standard"/>
      <text:p text:style-name="Standard">function renderSidebar() {</text:p>
      <text:p text:style-name="Standard"><text:s text:c="2"/>const nav = document.getElementById('sidebarNav');</text:p>
      <text:p text:style-name="Standard"><text:s text:c="2"/>if (!state.materias.length) {</text:p>
      <text:p text:style-name="Standard"><text:s text:c="4"/>nav.innerHTML=`&lt;div style="padding:20px 14px;color:rgba(255,255,255,.3);font-size:.78rem"&gt;Sin materias aún.&lt;/div&gt;`;</text:p>
      <text:p text:style-name="Standard"><text:soft-page-break/><text:s text:c="4"/>return;</text:p>
      <text:p text:style-name="Standard"><text:s text:c="2"/>}</text:p>
      <text:p text:style-name="Standard"><text:s text:c="2"/>nav.innerHTML = state.materias.map(m =&gt; {</text:p>
      <text:p text:style-name="Standard"><text:s text:c="4"/>const avg = avgScore(m);</text:p>
      <text:p text:style-name="Standard"><text:s text:c="4"/>const isOpen = state.currentMateria?.id === m.id;</text:p>
      <text:p text:style-name="Standard"><text:s text:c="4"/>return `&lt;div&gt;</text:p>
      <text:p text:style-name="Standard"><text:s text:c="6"/>&lt;div class="materia-header ${isOpen?'open':''}" onclick="selectMateria('${m.id}')"&gt;</text:p>
      <text:p text:style-name="Standard"><text:s text:c="8"/>&lt;span class="icon"&gt;${m.icon}&lt;/span&gt;</text:p>
      <text:p text:style-name="Standard"><text:s text:c="8"/>&lt;span class="name"&gt;${m.name}&lt;/span&gt;</text:p>
      <text:p text:style-name="Standard"><text:s text:c="8"/>${avg!==null?`&lt;span class="score-badge"&gt;${avg}%&lt;/span&gt;`:''}</text:p>
      <text:p text:style-name="Standard"><text:s text:c="8"/>&lt;span class="chevron"&gt;▶&lt;/span&gt;</text:p>
      <text:p text:style-name="Standard"><text:s text:c="8"/>&lt;button class="materia-delete" onclick="event.stopPropagation();deleteMateria('${m.id}')"&gt;✕&lt;/button&gt;</text:p>
      <text:p text:style-name="Standard"><text:s text:c="6"/>&lt;/div&gt;</text:p>
      <text:p text:style-name="Standard"><text:s text:c="6"/>${isOpen?`&lt;div class="materia-sub open"&gt;</text:p>
      <text:p text:style-name="Standard"><text:s text:c="8"/>&lt;div class="sub-item ${state.currentView==='upload'?'active':''}" onclick="showView('upload')"&gt;&lt;span&gt;📁&lt;/span&gt; Subir archivos&lt;/div&gt;</text:p>
      <text:p text:style-name="Standard"><text:s text:c="8"/>&lt;div class="sub-item ${state.currentView==='teoria'?'active':''}" onclick="showView('teoria')"&gt;&lt;span&gt;📚&lt;/span&gt; Teoría&lt;/div&gt;</text:p>
      <text:p text:style-name="Standard"><text:s text:c="8"/>&lt;div class="sub-item ${state.currentView==='tests'?'active':''}" onclick="showView('tests')"&gt;&lt;span&gt;📝&lt;/span&gt; Tests&lt;/div&gt;</text:p>
      <text:p text:style-name="Standard"><text:s text:c="8"/>&lt;div class="sub-item ${state.currentView==='history'?'active':''}" onclick="showView('history')"&gt;&lt;span&gt;📊&lt;/span&gt; Historial&lt;/div&gt;</text:p>
      <text:p text:style-name="Standard"><text:s text:c="6"/>&lt;/div&gt;`:''}</text:p>
      <text:p text:style-name="Standard"><text:s text:c="4"/>&lt;/div&gt;`;</text:p>
      <text:p text:style-name="Standard"><text:s text:c="2"/>}).join('');</text:p>
      <text:p text:style-name="Standard">}</text:p>
      <text:p text:style-name="Standard"/>
      <text:p text:style-name="Standard">function avgScore(m) {</text:p>
      <text:p text:style-name="Standard"><text:s text:c="2"/>if (!m.history?.length) return null;</text:p>
      <text:p text:style-name="Standard"><text:s text:c="2"/>const last5 = m.history.slice(-5);</text:p>
      <text:p text:style-name="Standard"><text:s text:c="2"/>return Math.round(last5.reduce((a,h)=&gt;a+h.pct,0)/last5.length);</text:p>
      <text:p text:style-name="Standard">}</text:p>
      <text:p text:style-name="Standard"/>
      <text:p text:style-name="Standard">// ─── MODAL ───────────────────────────────────────────────────────</text:p>
      <text:p text:style-name="Standard">function openModal() {</text:p>
      <text:p text:style-name="Standard"><text:s text:c="2"/>selectedIcon=ICONS[0];</text:p>
      <text:p text:style-name="Standard"><text:s text:c="2"/>document.getElementById('iconGrid').innerHTML=ICONS.map((ic,i)=&gt;`&lt;div class="icon-opt ${i===0?'sel':''}" onclick="selectIcon(this,'${ic}')"&gt;${ic}&lt;/div&gt;`).join('');</text:p>
      <text:p text:style-name="Standard"><text:s text:c="2"/>document.getElementById('modalInput').value='';</text:p>
      <text:p text:style-name="Standard"><text:s text:c="2"/>document.getElementById('modal').style.display='flex';</text:p>
      <text:p text:style-name="Standard"><text:s text:c="2"/>setTimeout(()=&gt;document.getElementById('modalInput').focus(),50);</text:p>
      <text:p text:style-name="Standard">}</text:p>
      <text:p text:style-name="Standard">function closeModal(){document.getElementById('modal').style.display='none';}</text:p>
      <text:p text:style-name="Standard">function selectIcon(el,ic){selectedIcon=ic;document.querySelectorAll('.icon-opt').forEach(e=&gt;e.classList.remove('sel'));el.classList.add('sel');}</text:p>
      <text:p text:style-name="Standard"/>
      <text:p text:style-name="Standard">async function saveMateria() {</text:p>
      <text:p text:style-name="Standard"><text:s text:c="2"/>const name=document.getElementById('modalInput').value.trim();</text:p>
      <text:p text:style-name="Standard"><text:s text:c="2"/>if(!name)return;</text:p>
      <text:p text:style-name="Standard"><text:s text:c="2"/>const m={id:'mat_'+Date.now(),name,icon:selectedIcon,files:[],history:[]};</text:p>
      <text:p text:style-name="Standard"><text:soft-page-break/><text:s text:c="2"/>state.materias.push(m);</text:p>
      <text:p text:style-name="Standard"><text:s text:c="2"/>await dbSaveMateria(m);</text:p>
      <text:p text:style-name="Standard"><text:s text:c="2"/>closeModal();</text:p>
      <text:p text:style-name="Standard"><text:s text:c="2"/>selectMateria(m.id);</text:p>
      <text:p text:style-name="Standard">}</text:p>
      <text:p text:style-name="Standard"/>
      <text:p text:style-name="Standard">async function deleteMateria(id) {</text:p>
      <text:p text:style-name="Standard"><text:s text:c="2"/>if(!confirm('¿Eliminar esta materia y todos sus archivos?'))return;</text:p>
      <text:p text:style-name="Standard"><text:s text:c="2"/>state.materias=state.materias.filter(m=&gt;m.id!==id);</text:p>
      <text:p text:style-name="Standard"><text:s text:c="2"/>await dbDeleteMateria(id);</text:p>
      <text:p text:style-name="Standard"><text:s text:c="2"/>state.currentMateria=null; state.currentView='home';</text:p>
      <text:p text:style-name="Standard"><text:s text:c="2"/>renderSidebar(); renderContent();</text:p>
      <text:p text:style-name="Standard">}</text:p>
      <text:p text:style-name="Standard"/>
      <text:p text:style-name="Standard">// ─── NAVIGATION ──────────────────────────────────────────────────</text:p>
      <text:p text:style-name="Standard">function selectMateria(id){</text:p>
      <text:p text:style-name="Standard"><text:s text:c="2"/>state.currentMateria=state.materias.find(m=&gt;m.id===id);</text:p>
      <text:p text:style-name="Standard"><text:s text:c="2"/>state.currentView='upload';</text:p>
      <text:p text:style-name="Standard"><text:s text:c="2"/>renderSidebar(); renderContent();</text:p>
      <text:p text:style-name="Standard">}</text:p>
      <text:p text:style-name="Standard">function showView(v){state.currentView=v;renderSidebar();renderContent();}</text:p>
      <text:p text:style-name="Standard">function setTopBar(t,s){document.getElementById('topTitle').textContent=t;document.getElementById('topSub').textContent=s;}</text:p>
      <text:p text:style-name="Standard"/>
      <text:p text:style-name="Standard">// ─── CONTENT ROUTER ──────────────────────────────────────────────</text:p>
      <text:p text:style-name="Standard">function renderContent() {</text:p>
      <text:p text:style-name="Standard"><text:s text:c="2"/>const c=document.getElementById('content');</text:p>
      <text:p text:style-name="Standard"><text:s text:c="2"/>if(!state.currentMateria||state.currentView==='home'){renderHome(c);return;}</text:p>
      <text:p text:style-name="Standard"><text:s text:c="2"/>const m=state.currentMateria;</text:p>
      <text:p text:style-name="Standard"><text:s text:c="2"/>({upload:renderUpload,teoria:renderTeoria,tests:renderTests,quiz:renderQuiz,results:renderResults,history:renderHistory}[state.currentView]||renderHome)(c,m);</text:p>
      <text:p text:style-name="Standard">}</text:p>
      <text:p text:style-name="Standard"/>
      <text:p text:style-name="Standard">// ─── HOME ────────────────────────────────────────────────────────</text:p>
      <text:p text:style-name="Standard">function renderHome(c) {</text:p>
      <text:p text:style-name="Standard"><text:s text:c="2"/>setTopBar('Inicio','Selecciona una materia o crea una nueva');</text:p>
      <text:p text:style-name="Standard"><text:s text:c="2"/>if(!state.materias.length){</text:p>
      <text:p text:style-name="Standard"><text:s text:c="4"/>c.innerHTML=`&lt;div class="empty-state"&gt;&lt;div class="es-icon"&gt;🏛️&lt;/div&gt;&lt;h3&gt;Bienvenido a Academia C1&lt;/h3&gt;&lt;p&gt;Crea tu primera materia para comenzar a estudiar.&lt;/p&gt;&lt;button class="btn btn-primary" onclick="openModal()"&gt;➕ Crear materia&lt;/button&gt;&lt;/div&gt;`;</text:p>
      <text:p text:style-name="Standard"><text:s text:c="4"/>return;</text:p>
      <text:p text:style-name="Standard"><text:s text:c="2"/>}</text:p>
      <text:p text:style-name="Standard"><text:s text:c="2"/>c.innerHTML=`&lt;div class="home-grid"&gt;`+state.materias.map(m=&gt;{</text:p>
      <text:p text:style-name="Standard"><text:s text:c="4"/>const avg=avgScore(m);</text:p>
      <text:p text:style-name="Standard"><text:s text:c="4"/>return `&lt;div class="home-card" onclick="selectMateria('${m.id}')"&gt;</text:p>
      <text:p text:style-name="Standard"><text:s text:c="6"/>&lt;div class="hc-icon"&gt;${m.icon}&lt;/div&gt;</text:p>
      <text:p text:style-name="Standard"><text:s text:c="6"/>&lt;h3&gt;${m.name}&lt;/h3&gt;</text:p>
      <text:p text:style-name="Standard"><text:soft-page-break/><text:s text:c="6"/>&lt;p&gt;${m.files.filter(f=&gt;f.type==='teoria').length} teoría · ${m.files.filter(f=&gt;f.type==='test').length} test · ${m.history.length} sesiones&lt;/p&gt;</text:p>
      <text:p text:style-name="Standard"><text:s text:c="6"/>&lt;div class="pm"&gt;&lt;div class="pm-bar" style="width:${avg||0}%"&gt;&lt;/div&gt;&lt;/div&gt;</text:p>
      <text:p text:style-name="Standard"><text:s text:c="4"/>&lt;/div&gt;`;</text:p>
      <text:p text:style-name="Standard"><text:s text:c="2"/>}).join('')+`&lt;/div&gt;`;</text:p>
      <text:p text:style-name="Standard">}</text:p>
      <text:p text:style-name="Standard"/>
      <text:p text:style-name="Standard">// ─── UPLOAD ──────────────────────────────────────────────────────</text:p>
      <text:p text:style-name="Standard">let uploadMode='teoria';</text:p>
      <text:p text:style-name="Standard">function renderUpload(c,m) {</text:p>
      <text:p text:style-name="Standard"><text:s text:c="2"/>setTopBar(m.name,'Subir archivos');</text:p>
      <text:p text:style-name="Standard"><text:s text:c="2"/>const files=m.files.filter(f=&gt;f.type===uploadMode);</text:p>
      <text:p text:style-name="Standard"><text:s text:c="2"/>c.innerHTML=`&lt;div class="upload-section"&gt;</text:p>
      <text:p text:style-name="Standard"><text:s text:c="4"/>&lt;div class="upload-tabs"&gt;</text:p>
      <text:p text:style-name="Standard"><text:s text:c="6"/>&lt;button class="upload-tab ${uploadMode==='teoria'?'active':''}" onclick="setUploadMode('teoria')"&gt;📚 Teoría / Leyes&lt;/button&gt;</text:p>
      <text:p text:style-name="Standard"><text:s text:c="6"/>&lt;button class="upload-tab ${uploadMode==='test'?'active':''}" onclick="setUploadMode('test')"&gt;📝 Tests de repaso&lt;/button&gt;</text:p>
      <text:p text:style-name="Standard"><text:s text:c="4"/>&lt;/div&gt;</text:p>
      <text:p text:style-name="Standard"><text:s text:c="4"/>&lt;div class="drop-zone" onclick="document.getElementById('fi').click()"</text:p>
      <text:p text:style-name="Standard"><text:s text:c="6"/>ondragover="event.preventDefault();this.classList.add('drag')"</text:p>
      <text:p text:style-name="Standard"><text:s text:c="6"/>ondragleave="this.classList.remove('drag')" ondrop="handleDrop(event)"&gt;</text:p>
      <text:p text:style-name="Standard"><text:s text:c="6"/>&lt;div class="dz-icon"&gt;${uploadMode==='teoria'?'📄':'📋'}&lt;/div&gt;</text:p>
      <text:p text:style-name="Standard"><text:s text:c="6"/>&lt;h3&gt;Arrastra PDFs aquí o haz clic para seleccionar&lt;/h3&gt;</text:p>
      <text:p text:style-name="Standard"><text:s text:c="6"/>&lt;p&gt;${uploadMode==='teoria'?'Leyes, temario, apuntes':'Exámenes y tests de repaso'}&lt;/p&gt;</text:p>
      <text:p text:style-name="Standard"><text:s text:c="4"/>&lt;/div&gt;</text:p>
      <text:p text:style-name="Standard"><text:s text:c="4"/>&lt;input type="file" id="fi" class="file-input" accept=".pdf" multiple onchange="handleFiles(this.files)"&gt;</text:p>
      <text:p text:style-name="Standard"><text:s text:c="4"/>&lt;div class="file-list"&gt;${files.length?files.map(fileRowHTML).join(''):`&lt;p style="text-align:center;color:var(--muted);font-size:.82rem;padding:16px"&gt;Sin archivos en esta categoría&lt;/p&gt;`}&lt;/div&gt;</text:p>
      <text:p text:style-name="Standard"><text:s text:c="2"/>&lt;/div&gt;`;</text:p>
      <text:p text:style-name="Standard">}</text:p>
      <text:p text:style-name="Standard"/>
      <text:p text:style-name="Standard">function setUploadMode(m){uploadMode=m;renderContent();}</text:p>
      <text:p text:style-name="Standard">function fileRowHTML(f){return `&lt;div class="file-row"&gt;&lt;span class="file-icon"&gt;📄&lt;/span&gt;&lt;div class="file-info"&gt;&lt;div class="file-name"&gt;${f.name}&lt;/div&gt;&lt;div class="file-size"&gt;${(f.size/1024).toFixed(0)} KB&lt;/div&gt;&lt;/div&gt;&lt;span class="file-type ${f.type}"&gt;${f.type==='teoria'?'📚 Teoría':'📝 Test'}&lt;/span&gt;&lt;button class="del-file" onclick="deleteFile('${f.id}')"&gt;🗑️&lt;/button&gt;&lt;/div&gt;`;}</text:p>
      <text:p text:style-name="Standard">function handleDrop(e){e.preventDefault();e.currentTarget.classList.remove('drag');handleFiles(e.dataTransfer.files);}</text:p>
      <text:p text:style-name="Standard"/>
      <text:p text:style-name="Standard">function handleFiles(files) {</text:p>
      <text:p text:style-name="Standard"><text:s text:c="2"/>const m=state.currentMateria;</text:p>
      <text:p text:style-name="Standard"><text:s text:c="2"/>Array.from(files).forEach(file=&gt;{</text:p>
      <text:p text:style-name="Standard"><text:s text:c="4"/>if(!file.name.toLowerCase().endsWith('.pdf'))return;</text:p>
      <text:p text:style-name="Standard"><text:s text:c="4"/>const reader=new FileReader();</text:p>
      <text:p text:style-name="Standard"><text:s text:c="4"/>reader.onload=async(ev)=&gt;{</text:p>
      <text:p text:style-name="Standard"><text:soft-page-break/><text:s text:c="6"/>const f={id:'f_'+Date.now()+Math.random().toString(36).slice(2),name:file.name,size:file.size,type:uploadMode,data:ev.target.result};</text:p>
      <text:p text:style-name="Standard"><text:s text:c="6"/>m.files.push(f);</text:p>
      <text:p text:style-name="Standard"><text:s text:c="6"/>await dbSaveFile(f,m.id);</text:p>
      <text:p text:style-name="Standard"><text:s text:c="6"/>renderContent();</text:p>
      <text:p text:style-name="Standard"><text:s text:c="4"/>};</text:p>
      <text:p text:style-name="Standard"><text:s text:c="4"/>reader.readAsDataURL(file);</text:p>
      <text:p text:style-name="Standard"><text:s text:c="2"/>});</text:p>
      <text:p text:style-name="Standard">}</text:p>
      <text:p text:style-name="Standard"/>
      <text:p text:style-name="Standard">async function deleteFile(fid) {</text:p>
      <text:p text:style-name="Standard"><text:s text:c="2"/>state.currentMateria.files=state.currentMateria.files.filter(f=&gt;f.id!==fid);</text:p>
      <text:p text:style-name="Standard"><text:s text:c="2"/>await dbDeleteFile(fid);</text:p>
      <text:p text:style-name="Standard"><text:s text:c="2"/>renderContent();</text:p>
      <text:p text:style-name="Standard">}</text:p>
      <text:p text:style-name="Standard"/>
      <text:p text:style-name="Standard">// ─── TEORIA ──────────────────────────────────────────────────────</text:p>
      <text:p text:style-name="Standard">function renderTeoria(c,m) {</text:p>
      <text:p text:style-name="Standard"><text:s text:c="2"/>setTopBar(m.name,'Teoría y leyes');</text:p>
      <text:p text:style-name="Standard"><text:s text:c="2"/>const files=m.files.filter(f=&gt;f.type==='teoria');</text:p>
      <text:p text:style-name="Standard"><text:s text:c="2"/>if(!files.length){c.innerHTML=`&lt;div class="empty-state"&gt;&lt;div class="es-icon"&gt;📚&lt;/div&gt;&lt;h3&gt;Sin archivos de teoría&lt;/h3&gt;&lt;p&gt;Sube PDFs de leyes o apuntes.&lt;/p&gt;&lt;button class="btn btn-primary" onclick="showView('upload')"&gt;📁 Subir archivos&lt;/button&gt;&lt;/div&gt;`;return;}</text:p>
      <text:p text:style-name="Standard"><text:s text:c="2"/>c.innerHTML=`&lt;div class="theory-view"&gt;&lt;p style="font-size:.82rem;color:var(--muted);margin-bottom:16px"&gt;Selecciona un archivo para resumirlo con IA.&lt;/p&gt;</text:p>
      <text:p text:style-name="Standard"><text:s text:c="4"/>&lt;div class="pdf-list"&gt;${files.map(f=&gt;`&lt;div class="pdf-item"&gt;&lt;span class="pdf-icon"&gt;📄&lt;/span&gt;&lt;div class="pdf-info"&gt;&lt;div class="pdf-name"&gt;${f.name}&lt;/div&gt;&lt;div class="pdf-meta"&gt;${(f.size/1024).toFixed(0)} KB · Teoría&lt;/div&gt;&lt;/div&gt;&lt;button class="btn btn-secondary" onclick="summarizeFile('${f.id}')"&gt;✨ Resumir con IA&lt;/button&gt;&lt;/div&gt;`).join('')}&lt;/div&gt;</text:p>
      <text:p text:style-name="Standard"><text:s text:c="4"/>&lt;div id="summaryArea"&gt;&lt;/div&gt;&lt;/div&gt;`;</text:p>
      <text:p text:style-name="Standard">}</text:p>
      <text:p text:style-name="Standard"/>
      <text:p text:style-name="Standard">async function summarizeFile(fid) {</text:p>
      <text:p text:style-name="Standard"><text:s text:c="2"/>const area=document.getElementById('summaryArea');</text:p>
      <text:p text:style-name="Standard"><text:s text:c="2"/>area.innerHTML=`&lt;div class="ai-loading"&gt;&lt;div class="spinner"&gt;&lt;/div&gt;&lt;h3&gt;Generando resumen...&lt;/h3&gt;&lt;p&gt;Claude está analizando el documento&lt;/p&gt;&lt;/div&gt;`;</text:p>
      <text:p text:style-name="Standard"><text:s text:c="2"/>const data=await dbGetFileData(fid);</text:p>
      <text:p text:style-name="Standard"><text:s text:c="2"/>if(!data){area.innerHTML=`&lt;div class="summary-box" style="border-left:3px solid var(--ko)"&gt;&lt;h3&gt;Error&lt;/h3&gt;&lt;p&gt;No se encontraron los datos del archivo en la base de datos.&lt;/p&gt;&lt;/div&gt;`;return;}</text:p>
      <text:p text:style-name="Standard"><text:s text:c="2"/>try {</text:p>
      <text:p text:style-name="Standard"><text:s text:c="4"/>const base64=data.split(',')[1];</text:p>
      <text:p text:style-name="Standard"><text:s text:c="4"/>const resp=await callClaude([{role:'user',content:[</text:p>
      <text:p text:style-name="Standard"><text:s text:c="6"/>{type:'document',source:{type:'base64',media_type:'application/pdf',data:base64}},</text:p>
      <text:p text:style-name="Standard"><text:s text:c="6"/>{type:'text',text:'Eres experto en oposiciones C1 de la Xunta de Galicia. Resume este documento de forma estructurada destacando los puntos clave que pueden entrar en examen tipo test. Usa secciones claras y bullets. Responde en español.'}</text:p>
      <text:p text:style-name="Standard"><text:s text:c="4"/>]}]);</text:p>
      <text:p text:style-name="Standard"><text:soft-page-break/><text:s text:c="4"/>area.innerHTML=`&lt;div class="summary-box"&gt;&lt;h3&gt;✨ Resumen IA&lt;/h3&gt;${resp}&lt;/div&gt;`;</text:p>
      <text:p text:style-name="Standard"><text:s text:c="2"/>} catch(e){area.innerHTML=`&lt;div class="summary-box" style="border-left:3px solid var(--ko)"&gt;&lt;h3&gt;Error&lt;/h3&gt;&lt;p&gt;${e.message}&lt;/p&gt;&lt;/div&gt;`;}</text:p>
      <text:p text:style-name="Standard">}</text:p>
      <text:p text:style-name="Standard"/>
      <text:p text:style-name="Standard">// ─── TESTS ───────────────────────────────────────────────────────</text:p>
      <text:p text:style-name="Standard">function renderTests(c,m) {</text:p>
      <text:p text:style-name="Standard"><text:s text:c="2"/>setTopBar(m.name,'Tests de práctica');</text:p>
      <text:p text:style-name="Standard"><text:s text:c="2"/>const banco=m.files.filter(f=&gt;f.type==='test').length;</text:p>
      <text:p text:style-name="Standard"><text:s text:c="2"/>const teoria=m.files.filter(f=&gt;f.type==='teoria').length;</text:p>
      <text:p text:style-name="Standard"><text:s text:c="2"/>c.innerHTML=`&lt;div class="test-view"&gt;</text:p>
      <text:p text:style-name="Standard"><text:s text:c="4"/>&lt;div class="test-options-grid"&gt;</text:p>
      <text:p text:style-name="Standard"><text:s text:c="6"/>&lt;div class="test-option-card" onclick="${banco?"startQuiz('banco')":"alert('Sube primero PDFs de test.')"}"&gt;</text:p>
      <text:p text:style-name="Standard"><text:s text:c="8"/>&lt;div class="toc-icon"&gt;📋&lt;/div&gt;&lt;h3&gt;Test de banco&lt;/h3&gt;</text:p>
      <text:p text:style-name="Standard"><text:s text:c="8"/>&lt;p&gt;Preguntas de tus PDFs de repaso${banco?` (${banco} archivo${banco&gt;1?'s':''})`:' – Sin archivos'}&lt;/p&gt;</text:p>
      <text:p text:style-name="Standard"><text:s text:c="6"/>&lt;/div&gt;</text:p>
      <text:p text:style-name="Standard"><text:s text:c="6"/>&lt;div class="test-option-card" onclick="${teoria?"startQuiz('ia')":"alert('Sube primero PDFs de teoría.')"}"&gt;</text:p>
      <text:p text:style-name="Standard"><text:s text:c="8"/>&lt;div class="toc-icon"&gt;✨&lt;/div&gt;&lt;h3&gt;Test generado por IA&lt;/h3&gt;</text:p>
      <text:p text:style-name="Standard"><text:s text:c="8"/>&lt;p&gt;Preguntas originales de Claude basadas en la teoría${teoria?` (${teoria} archivo${teoria&gt;1?'s':''})`:' – Sin archivos'}&lt;/p&gt;</text:p>
      <text:p text:style-name="Standard"><text:s text:c="6"/>&lt;/div&gt;</text:p>
      <text:p text:style-name="Standard"><text:s text:c="4"/>&lt;/div&gt;</text:p>
      <text:p text:style-name="Standard"><text:s text:c="4"/>${m.history.length?`&lt;div style="background:var(--white);border:1px solid var(--border);border-radius:12px;padding:14px 16px"&gt;&lt;p style="font-size:.82rem;font-weight:700;margin-bottom:8px"&gt;Últimas sesiones&lt;/p&gt;</text:p>
      <text:p text:style-name="Standard"><text:s text:c="4"/>${[...m.history].reverse().slice(0,3).map(h=&gt;`&lt;div style="display:flex;align-items:center;gap:10px;padding:6px 0;border-bottom:1px solid var(--border);font-size:.8rem"&gt;</text:p>
      <text:p text:style-name="Standard"><text:s text:c="6"/>&lt;span style="font-weight:800;color:${h.pct&gt;=70?'var(--ok)':h.pct&gt;=50?'var(--warn)':'var(--ko)'}"&gt;${h.pct}%&lt;/span&gt;</text:p>
      <text:p text:style-name="Standard"><text:s text:c="6"/>&lt;span&gt;${h.score}/${h.total} · ${h.mode==='ia'?'✨ IA':'📋 Banco'}&lt;/span&gt;</text:p>
      <text:p text:style-name="Standard"><text:s text:c="6"/>&lt;span style="margin-left:auto;color:var(--muted)"&gt;${h.date}&lt;/span&gt;</text:p>
      <text:p text:style-name="Standard"><text:s text:c="4"/>&lt;/div&gt;`).join('')}&lt;/div&gt;`:''}</text:p>
      <text:p text:style-name="Standard"><text:s text:c="2"/>&lt;/div&gt;`;</text:p>
      <text:p text:style-name="Standard">}</text:p>
      <text:p text:style-name="Standard"/>
      <text:p text:style-name="Standard">// ─── QUIZ ENGINE ─────────────────────────────────────────────────</text:p>
      <text:p text:style-name="Standard">let quiz={questions:[],current:0,score:0,answered:false,wrongs:[]};</text:p>
      <text:p text:style-name="Standard">const LETTERS=['a','b','c','d'];</text:p>
      <text:p text:style-name="Standard"/>
      <text:p text:style-name="Standard">async function startQuiz(mode) {</text:p>
      <text:p text:style-name="Standard"><text:s text:c="2"/>state.quizMode=mode;</text:p>
      <text:p text:style-name="Standard"><text:s text:c="2"/>const m=state.currentMateria;</text:p>
      <text:p text:style-name="Standard"><text:s text:c="2"/>const c=document.getElementById('content');</text:p>
      <text:p text:style-name="Standard"><text:s text:c="2"/>c.innerHTML=`&lt;div class="ai-loading"&gt;&lt;div class="spinner"&gt;&lt;/div&gt;&lt;h3&gt;${mode==='ia'?'Generando preguntas con IA...':'Cargando preguntas...'}&lt;/h3&gt;&lt;p&gt;${mode==='ia'?'Claude está creando preguntas originales basadas en tu teoría':'Extrayendo preguntas de tus archivos de test'}&lt;/p&gt;&lt;/div&gt;`;</text:p>
      <text:p text:style-name="Standard"><text:soft-page-break/><text:s text:c="2"/>try {</text:p>
      <text:p text:style-name="Standard"><text:s text:c="4"/>const questions=mode==='ia'?await generateAIQuestions(m):await extractBancoQuestions(m);</text:p>
      <text:p text:style-name="Standard"><text:s text:c="4"/>if(!questions.length)throw new Error('No se pudieron generar preguntas.');</text:p>
      <text:p text:style-name="Standard"><text:s text:c="4"/>quiz={questions:shuffle(questions).slice(0,Math.min(30,questions.length)),current:0,score:0,answered:false,wrongs:[]};</text:p>
      <text:p text:style-name="Standard"><text:s text:c="4"/>state.currentView='quiz';</text:p>
      <text:p text:style-name="Standard"><text:s text:c="4"/>renderSidebar();renderContent();</text:p>
      <text:p text:style-name="Standard"><text:s text:c="2"/>} catch(e){</text:p>
      <text:p text:style-name="Standard"><text:s text:c="4"/>c.innerHTML=`&lt;div class="empty-state"&gt;&lt;div class="es-icon"&gt;❌&lt;/div&gt;&lt;h3&gt;Error&lt;/h3&gt;&lt;p&gt;${e.message}&lt;/p&gt;&lt;button class="btn btn-primary" onclick="showView('tests')"&gt;Volver&lt;/button&gt;&lt;/div&gt;`;</text:p>
      <text:p text:style-name="Standard"><text:s text:c="2"/>}</text:p>
      <text:p text:style-name="Standard">}</text:p>
      <text:p text:style-name="Standard"/>
      <text:p text:style-name="Standard">async function generateAIQuestions(m) {</text:p>
      <text:p text:style-name="Standard"><text:s text:c="2"/>const files=m.files.filter(f=&gt;f.type==='teoria');</text:p>
      <text:p text:style-name="Standard"><text:s text:c="2"/>if(!files.length)throw new Error('No hay archivos de teoría.');</text:p>
      <text:p text:style-name="Standard"><text:s text:c="2"/>const data=await dbGetFileData(files[0].id);</text:p>
      <text:p text:style-name="Standard"><text:s text:c="2"/>if(!data)throw new Error('No se pudieron cargar los datos del archivo.');</text:p>
      <text:p text:style-name="Standard"><text:s text:c="2"/>const base64=data.split(',')[1];</text:p>
      <text:p text:style-name="Standard"><text:s text:c="2"/>const text=await callClaude([{role:'user',content:[</text:p>
      <text:p text:style-name="Standard"><text:s text:c="4"/>{type:'document',source:{type:'base64',media_type:'application/pdf',data:base64}},</text:p>
      <text:p text:style-name="Standard"><text:s text:c="4"/>{type:'text',text:`Genera exactamente 15 preguntas tipo test para oposición C1 Xunta de Galicia basadas en este documento. Devuelve SOLO un array JSON válido sin texto adicional ni backticks:</text:p>
      <text:p text:style-name="Standard">[{"q":"pregunta","opts":["a","b","c","d"],"ans":0,"exp":"explicación breve"}]</text:p>
      <text:p text:style-name="Standard">donde ans es el índice (0-3) de la respuesta correcta. Responde en español.`}</text:p>
      <text:p text:style-name="Standard"><text:s text:c="2"/>]}]);</text:p>
      <text:p text:style-name="Standard"><text:s text:c="2"/>return JSON.parse(text.replace(/```json|```/g,'').trim());</text:p>
      <text:p text:style-name="Standard">}</text:p>
      <text:p text:style-name="Standard"/>
      <text:p text:style-name="Standard">async function extractBancoQuestions(m) {</text:p>
      <text:p text:style-name="Standard"><text:s text:c="2"/>const files=m.files.filter(f=&gt;f.type==='test');</text:p>
      <text:p text:style-name="Standard"><text:s text:c="2"/>if(!files.length)throw new Error('No hay archivos de test.');</text:p>
      <text:p text:style-name="Standard"><text:s text:c="2"/>const f=files[Math.floor(Math.random()*files.length)];</text:p>
      <text:p text:style-name="Standard"><text:s text:c="2"/>const data=await dbGetFileData(f.id);</text:p>
      <text:p text:style-name="Standard"><text:s text:c="2"/>if(!data)throw new Error('No se pudieron cargar los datos del archivo.');</text:p>
      <text:p text:style-name="Standard"><text:s text:c="2"/>const base64=data.split(',')[1];</text:p>
      <text:p text:style-name="Standard"><text:s text:c="2"/>const text=await callClaude([{role:'user',content:[</text:p>
      <text:p text:style-name="Standard"><text:s text:c="4"/>{type:'document',source:{type:'base64',media_type:'application/pdf',data:base64}},</text:p>
      <text:p text:style-name="Standard"><text:s text:c="4"/>{type:'text',text:`Extrae TODAS las preguntas tipo test de este documento. Devuelve SOLO un array JSON válido sin backticks:</text:p>
      <text:p text:style-name="Standard">[{"q":"pregunta","opts":["opcion a","opcion b","opcion c","opcion d"],"ans":0,"exp":"explicación breve"}]</text:p>
      <text:p text:style-name="Standard">donde ans es el índice (0-3) de la respuesta correcta. Omite preguntas sin respuesta clara. Responde en español.`}</text:p>
      <text:p text:style-name="Standard"><text:s text:c="2"/>]}]);</text:p>
      <text:p text:style-name="Standard"><text:s text:c="2"/>return JSON.parse(text.replace(/```json|```/g,'').trim());</text:p>
      <text:p text:style-name="Standard">}</text:p>
      <text:p text:style-name="Standard"/>
      <text:p text:style-name="Standard">async function callClaude(messages) {</text:p>
      <text:p text:style-name="Standard"><text:s text:c="2"/>const resp=await fetch('https://api.anthropic.com/v1/messages',{</text:p>
      <text:p text:style-name="Standard"><text:soft-page-break/><text:s text:c="4"/>method:'POST',</text:p>
      <text:p text:style-name="Standard"><text:s text:c="4"/>headers:{'Content-Type':'application/json','x-api-key':ANTHROPIC_KEY,'anthropic-version':'2023-06-01'},</text:p>
      <text:p text:style-name="Standard"><text:s text:c="4"/>body:JSON.stringify({model:'claude-sonnet-4-20250514',max_tokens:1000,messages})</text:p>
      <text:p text:style-name="Standard"><text:s text:c="2"/>});</text:p>
      <text:p text:style-name="Standard"><text:s text:c="2"/>const d=await resp.json();</text:p>
      <text:p text:style-name="Standard"><text:s text:c="2"/>if(d.error)throw new Error(d.error.message);</text:p>
      <text:p text:style-name="Standard"><text:s text:c="2"/>return (d.content||[]).map(x=&gt;x.text||'').join('');</text:p>
      <text:p text:style-name="Standard">}</text:p>
      <text:p text:style-name="Standard"/>
      <text:p text:style-name="Standard">function renderQuiz(c) {</text:p>
      <text:p text:style-name="Standard"><text:s text:c="2"/>if(quiz.current&gt;=quiz.questions.length){finishQuiz();return;}</text:p>
      <text:p text:style-name="Standard"><text:s text:c="2"/>const q=quiz.questions[quiz.current];</text:p>
      <text:p text:style-name="Standard"><text:s text:c="2"/>const pct=Math.round((quiz.current/quiz.questions.length)*100);</text:p>
      <text:p text:style-name="Standard"><text:s text:c="2"/>setTopBar(state.currentMateria.name,`Test · ${state.quizMode==='ia'?'✨ IA':'📋 Banco'}`);</text:p>
      <text:p text:style-name="Standard"><text:s text:c="2"/>c.innerHTML=`&lt;div class="quiz-wrap"&gt;</text:p>
      <text:p text:style-name="Standard"><text:s text:c="4"/>&lt;div class="progress-bar-wrap"&gt;&lt;div class="progress-bar" style="width:${pct}%"&gt;&lt;/div&gt;&lt;/div&gt;</text:p>
      <text:p text:style-name="Standard"><text:s text:c="4"/>&lt;div class="progress-label"&gt;&lt;span&gt;Pregunta ${quiz.current+1} de ${quiz.questions.length}&lt;/span&gt;&lt;span class="score-live"&gt;✅ ${quiz.score}&lt;/span&gt;&lt;/div&gt;</text:p>
      <text:p text:style-name="Standard"><text:s text:c="4"/>&lt;div class="q-num"&gt;Pregunta ${quiz.current+1}&lt;/div&gt;</text:p>
      <text:p text:style-name="Standard"><text:s text:c="4"/>&lt;div class="q-text"&gt;${q.q}&lt;/div&gt;</text:p>
      <text:p text:style-name="Standard"><text:s text:c="4"/>&lt;div class="options"&gt;${q.opts.map((opt,i)=&gt;`&lt;button class="opt-btn" onclick="choose(${i})"&gt;&lt;span class="letter"&gt;${LETTERS[i]})&lt;/span&gt;&lt;span&gt;${opt}&lt;/span&gt;&lt;/button&gt;`).join('')}&lt;/div&gt;</text:p>
      <text:p text:style-name="Standard"><text:s text:c="4"/>&lt;div class="feedback-box" id="fb"&gt;&lt;/div&gt;</text:p>
      <text:p text:style-name="Standard"><text:s text:c="4"/>&lt;button class="next-btn" id="nb" onclick="nextQ()"&gt;${quiz.current+1&lt;quiz.questions.length?'Siguiente →':'Ver resultados'}&lt;/button&gt;</text:p>
      <text:p text:style-name="Standard"><text:s text:c="2"/>&lt;/div&gt;`;</text:p>
      <text:p text:style-name="Standard">}</text:p>
      <text:p text:style-name="Standard"/>
      <text:p text:style-name="Standard">function choose(i) {</text:p>
      <text:p text:style-name="Standard"><text:s text:c="2"/>if(quiz.answered)return;</text:p>
      <text:p text:style-name="Standard"><text:s text:c="2"/>quiz.answered=true;</text:p>
      <text:p text:style-name="Standard"><text:s text:c="2"/>const q=quiz.questions[quiz.current];</text:p>
      <text:p text:style-name="Standard"><text:s text:c="2"/>document.querySelectorAll('.opt-btn').forEach(b=&gt;b.disabled=true);</text:p>
      <text:p text:style-name="Standard"><text:s text:c="2"/>const fb=document.getElementById('fb');</text:p>
      <text:p text:style-name="Standard"><text:s text:c="2"/>if(i===q.ans){</text:p>
      <text:p text:style-name="Standard"><text:s text:c="4"/>quiz.score++;</text:p>
      <text:p text:style-name="Standard"><text:s text:c="4"/>document.querySelectorAll('.opt-btn')[i].classList.add('correct');</text:p>
      <text:p text:style-name="Standard"><text:s text:c="4"/>fb.className='feedback-box show ok';</text:p>
      <text:p text:style-name="Standard"><text:s text:c="4"/>fb.innerHTML=`✅ &lt;strong&gt;¡Correcto!&lt;/strong&gt;${q.exp?' '+q.exp:''}`;</text:p>
      <text:p text:style-name="Standard"><text:s text:c="2"/>} else {</text:p>
      <text:p text:style-name="Standard"><text:s text:c="4"/>document.querySelectorAll('.opt-btn')[i].classList.add('incorrect');</text:p>
      <text:p text:style-name="Standard"><text:s text:c="4"/>document.querySelectorAll('.opt-btn')[q.ans].classList.add('reveal');</text:p>
      <text:p text:style-name="Standard"><text:s text:c="4"/>quiz.wrongs.push({...q,chosen:i});</text:p>
      <text:p text:style-name="Standard"><text:s text:c="4"/>fb.className='feedback-box show ko';</text:p>
      <text:p text:style-name="Standard"><text:s text:c="4"/>fb.innerHTML=`❌ &lt;strong&gt;Incorrecto.&lt;/strong&gt; Correcta: &lt;strong&gt;${LETTERS[q.ans]}) ${q.opts[q.ans]}&lt;/strong&gt;${q.exp?'&lt;br&gt;&lt;small&gt;💡 '+q.exp+'&lt;/small&gt;':''}`;</text:p>
      <text:p text:style-name="Standard"><text:s text:c="2"/>}</text:p>
      <text:p text:style-name="Standard"><text:s text:c="2"/>document.getElementById('nb').style.display='block';</text:p>
      <text:p text:style-name="Standard">}</text:p>
      <text:p text:style-name="Standard"><text:soft-page-break/></text:p>
      <text:p text:style-name="Standard">function nextQ(){quiz.current++;quiz.answered=false;quiz.current&gt;=quiz.questions.length?finishQuiz():renderContent();}</text:p>
      <text:p text:style-name="Standard"/>
      <text:p text:style-name="Standard">async function finishQuiz() {</text:p>
      <text:p text:style-name="Standard"><text:s text:c="2"/>const pct=Math.round((quiz.score/quiz.questions.length)*100);</text:p>
      <text:p text:style-name="Standard"><text:s text:c="2"/>const entry={score:quiz.score,total:quiz.questions.length,pct,mode:state.quizMode,date:new Date().toLocaleDateString('es-ES')};</text:p>
      <text:p text:style-name="Standard"><text:s text:c="2"/>state.currentMateria.history.push(entry);</text:p>
      <text:p text:style-name="Standard"><text:s text:c="2"/>await dbSaveHistory(state.currentMateria.id,entry);</text:p>
      <text:p text:style-name="Standard"><text:s text:c="2"/>state.currentView='results';</text:p>
      <text:p text:style-name="Standard"><text:s text:c="2"/>renderSidebar();renderContent();</text:p>
      <text:p text:style-name="Standard">}</text:p>
      <text:p text:style-name="Standard"/>
      <text:p text:style-name="Standard">function renderResults(c) {</text:p>
      <text:p text:style-name="Standard"><text:s text:c="2"/>const pct=Math.round((quiz.score/quiz.questions.length)*100);</text:p>
      <text:p text:style-name="Standard"><text:s text:c="2"/>const color=pct&gt;=70?'var(--ok)':pct&gt;=50?'var(--warn)':'var(--ko)';</text:p>
      <text:p text:style-name="Standard"><text:s text:c="2"/>const [g,gc]=pct&gt;=70?['✅ Aprobado','high']:pct&gt;=50?['⚠️ Casi','mid']:['❌ Suspendido','low'];</text:p>
      <text:p text:style-name="Standard"><text:s text:c="2"/>setTopBar(state.currentMateria.name,'Resultado');</text:p>
      <text:p text:style-name="Standard"><text:s text:c="2"/>c.innerHTML=`&lt;div class="results-wrap"&gt;</text:p>
      <text:p text:style-name="Standard"><text:s text:c="4"/>&lt;div class="big-score" style="color:${color}"&gt;${quiz.score}/${quiz.questions.length}&lt;/div&gt;</text:p>
      <text:p text:style-name="Standard"><text:s text:c="4"/>&lt;div class="score-label"&gt;${pct}% de acierto&lt;/div&gt;</text:p>
      <text:p text:style-name="Standard"><text:s text:c="4"/>&lt;span class="grade-badge ${gc}"&gt;${g}&lt;/span&gt;</text:p>
      <text:p text:style-name="Standard"><text:s text:c="4"/>&lt;div class="stats-grid"&gt;</text:p>
      <text:p text:style-name="Standard"><text:s text:c="6"/>&lt;div class="stat-box ok"&gt;&lt;div class="n"&gt;${quiz.score}&lt;/div&gt;&lt;div class="l"&gt;Correctas&lt;/div&gt;&lt;/div&gt;</text:p>
      <text:p text:style-name="Standard"><text:s text:c="6"/>&lt;div class="stat-box ko"&gt;&lt;div class="n"&gt;${quiz.questions.length-quiz.score}&lt;/div&gt;&lt;div class="l"&gt;Incorrectas&lt;/div&gt;&lt;/div&gt;</text:p>
      <text:p text:style-name="Standard"><text:s text:c="6"/>&lt;div class="stat-box tot"&gt;&lt;div class="n"&gt;${quiz.questions.length}&lt;/div&gt;&lt;div class="l"&gt;Total&lt;/div&gt;&lt;/div&gt;</text:p>
      <text:p text:style-name="Standard"><text:s text:c="4"/>&lt;/div&gt;</text:p>
      <text:p text:style-name="Standard"><text:s text:c="4"/>&lt;div class="results-actions"&gt;</text:p>
      <text:p text:style-name="Standard"><text:s text:c="6"/>&lt;button class="btn btn-primary" onclick="startQuiz('${state.quizMode}')"&gt;🔄 Nuevo test&lt;/button&gt;</text:p>
      <text:p text:style-name="Standard"><text:s text:c="6"/>&lt;button class="btn btn-secondary" onclick="showView('tests')"&gt;📋 Elegir modo&lt;/button&gt;</text:p>
      <text:p text:style-name="Standard"><text:s text:c="4"/>&lt;/div&gt;</text:p>
      <text:p text:style-name="Standard"><text:s text:c="4"/>${quiz.wrongs.length?`&lt;div class="wrong-review"&gt;&lt;h3&gt;❌ Repaso de errores (${quiz.wrongs.length})&lt;/h3&gt;</text:p>
      <text:p text:style-name="Standard"><text:s text:c="4"/>${quiz.wrongs.map(w=&gt;`&lt;div class="wrong-item"&gt;&lt;div class="wq"&gt;${w.q}&lt;/div&gt;</text:p>
      <text:p text:style-name="Standard"><text:s text:c="6"/>&lt;div class="w-ans ko"&gt;✗ Tu respuesta: ${LETTERS[w.chosen]}) ${w.opts[w.chosen]}&lt;/div&gt;</text:p>
      <text:p text:style-name="Standard"><text:s text:c="6"/>&lt;div class="w-ans ok"&gt;✓ Correcta: ${LETTERS[w.ans]}) ${w.opts[w.ans]}&lt;/div&gt;</text:p>
      <text:p text:style-name="Standard"><text:s text:c="6"/>${w.exp?`&lt;div class="w-exp"&gt;💡 ${w.exp}&lt;/div&gt;`:''}&lt;/div&gt;`).join('')}&lt;/div&gt;`</text:p>
      <text:p text:style-name="Standard"><text:s text:c="4"/>:`&lt;p style="text-align:center;padding:20px;color:var(--ok);font-size:1.5rem"&gt;🎉 ¡Perfecto! Sin errores&lt;/p&gt;`}</text:p>
      <text:p text:style-name="Standard"><text:s text:c="2"/>&lt;/div&gt;`;</text:p>
      <text:p text:style-name="Standard">}</text:p>
      <text:p text:style-name="Standard"/>
      <text:p text:style-name="Standard">function renderHistory(c,m) {</text:p>
      <text:p text:style-name="Standard"><text:s text:c="2"/>setTopBar(m.name,'Historial');</text:p>
      <text:p text:style-name="Standard"><text:s text:c="2"/>if(!m.history.length){c.innerHTML=`&lt;div class="empty-state"&gt;&lt;div class="es-icon"&gt;📊&lt;/div&gt;&lt;h3&gt;Sin historial&lt;/h3&gt;&lt;p&gt;Completa tu primer test.&lt;/p&gt;&lt;button class="btn btn-primary" onclick="showView('tests')"&gt;Ir a Tests&lt;/button&gt;&lt;/div&gt;`;return;}</text:p>
      <text:p text:style-name="Standard"><text:soft-page-break/><text:s text:c="2"/>c.innerHTML=`&lt;div class="history-list"&gt;&lt;p style="font-size:.82rem;color:var(--muted);margin-bottom:14px"&gt;${m.history.length} sesiones&lt;/p&gt;</text:p>
      <text:p text:style-name="Standard"><text:s text:c="2"/>${[...m.history].reverse().map(h=&gt;{</text:p>
      <text:p text:style-name="Standard"><text:s text:c="4"/>const [g,gc]=h.pct&gt;=70?['Aprobado','high']:h.pct&gt;=50?['Casi','mid']:['Suspendido','low'];</text:p>
      <text:p text:style-name="Standard"><text:s text:c="4"/>return `&lt;div class="history-item"&gt;</text:p>
      <text:p text:style-name="Standard"><text:s text:c="6"/>&lt;div class="hi-score" style="color:${h.pct&gt;=70?'var(--ok)':h.pct&gt;=50?'var(--warn)':'var(--ko)'}"&gt;${h.pct}%&lt;/div&gt;</text:p>
      <text:p text:style-name="Standard"><text:s text:c="6"/>&lt;div class="hi-info"&gt;&lt;h4&gt;${h.score}/${h.total} correctas&lt;/h4&gt;&lt;p&gt;${h.mode==='ia'?'✨ IA':'📋 Banco'} · ${h.date}&lt;/p&gt;&lt;/div&gt;</text:p>
      <text:p text:style-name="Standard"><text:s text:c="6"/>&lt;span class="grade-badge ${gc}"&gt;${g}&lt;/span&gt;</text:p>
      <text:p text:style-name="Standard"><text:s text:c="4"/>&lt;/div&gt;`;</text:p>
      <text:p text:style-name="Standard"><text:s text:c="2"/>}).join('')}</text:p>
      <text:p text:style-name="Standard"><text:s text:c="2"/>&lt;button class="btn btn-danger" onclick="clearHistory()"&gt;🗑️ Borrar historial&lt;/button&gt;&lt;/div&gt;`;</text:p>
      <text:p text:style-name="Standard">}</text:p>
      <text:p text:style-name="Standard"/>
      <text:p text:style-name="Standard">async function clearHistory() {</text:p>
      <text:p text:style-name="Standard"><text:s text:c="2"/>if(!confirm('¿Borrar todo el historial?'))return;</text:p>
      <text:p text:style-name="Standard"><text:s text:c="2"/>if(sb)await sb.from('historial').delete().eq('materia_id',state.currentMateria.id);</text:p>
      <text:p text:style-name="Standard"><text:s text:c="2"/>state.currentMateria.history=[];</text:p>
      <text:p text:style-name="Standard"><text:s text:c="2"/>renderContent();</text:p>
      <text:p text:style-name="Standard">}</text:p>
      <text:p text:style-name="Standard"/>
      <text:p text:style-name="Standard">function shuffle(arr){let a=[...arr];for(let i=a.length-1;i&gt;0;i--){const j=Math.floor(Math.random()*(i+1));[a[i],a[j]]=[a[j],a[i]];}return a;}</text:p>
      <text:p text:style-name="Standard"/>
      <text:p text:style-name="Standard">// ─── INIT ────────────────────────────────────────────────────────</text:p>
      <text:p text:style-name="Standard">(async()=&gt;{</text:p>
      <text:p text:style-name="Standard"><text:s text:c="2"/>const ok=initSupabase();</text:p>
      <text:p text:style-name="Standard"><text:s text:c="2"/>if(!ok){</text:p>
      <text:p text:style-name="Standard"><text:s text:c="4"/>document.getElementById('content').innerHTML=`&lt;div class="empty-state"&gt;</text:p>
      <text:p text:style-name="Standard"><text:s text:c="6"/>&lt;div class="es-icon"&gt;⚙️&lt;/div&gt;</text:p>
      <text:p text:style-name="Standard"><text:s text:c="6"/>&lt;h3&gt;Configuración necesaria&lt;/h3&gt;</text:p>
      <text:p text:style-name="Standard"><text:s text:c="6"/>&lt;p&gt;Esta app necesita conectarse a Supabase. Sigue la guía de instalación para configurar las variables de entorno.&lt;/p&gt;</text:p>
      <text:p text:style-name="Standard"><text:s text:c="4"/>&lt;/div&gt;`;</text:p>
      <text:p text:style-name="Standard"><text:s text:c="4"/>return;</text:p>
      <text:p text:style-name="Standard"><text:s text:c="2"/>}</text:p>
      <text:p text:style-name="Standard"><text:s text:c="2"/>await dbLoadMaterias();</text:p>
      <text:p text:style-name="Standard"><text:s text:c="2"/>renderSidebar();</text:p>
      <text:p text:style-name="Standard"><text:s text:c="2"/>renderContent();</text:p>
      <text:p text:style-name="Standard">})();</text:p>
      <text:p text:style-name="Standard">&lt;/script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3T02:26:06.872489261</meta:creation-date>
    <dc:date>2026-04-03T02:26:34.315502131</dc:date>
    <meta:editing-duration>PT28S</meta:editing-duration>
    <meta:editing-cycles>1</meta:editing-cycles>
    <meta:document-statistic meta:table-count="0" meta:image-count="0" meta:object-count="0" meta:page-count="16" meta:paragraph-count="622" meta:word-count="1960" meta:character-count="37982" meta:non-whitespace-character-count="35666"/>
    <meta:generator>LibreOffice/7.3.7.2$Linux_X86_64 LibreOffice_project/30$Build-2</meta:generator>
  </office:meta>
</office:document-meta>
</file>